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5" style:family="table-cell" style:parent-style-name="Default">
      <style:table-cell-properties style:vertical-align="top"/>
      <style:text-properties style:text-position="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  <style:text-properties style:text-position="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7" style:family="table-cell" style:parent-style-name="Default">
      <style:table-cell-properties fo:background-color="transparent" style:vertical-align="top"/>
      <style:text-properties style:text-position="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3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5" style:family="table-cell" style:parent-style-name="Default">
      <style:table-cell-properties style:text-align-source="value-type" style:repeat-content="false" fo:wrap-option="wrap" style:vertical-align="middle"/>
    </style:style>
    <style:style style:name="ce216" style:family="table-cell" style:parent-style-name="Default">
      <style:table-cell-properties fo:border="0.06pt solid #000000" style:vertical-align="middle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4"/>
          <table:table-cell table:style-name="ce103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3">
          <table:table-cell table:style-name="ce75"/>
          <table:table-cell table:style-name="ce78" table:number-columns-repeated="2"/>
          <table:table-cell table:style-name="ce75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6">
          <table:table-cell table:style-name="ce75"/>
          <table:table-cell table:style-name="ce78" table:number-columns-repeated="2"/>
          <table:table-cell table:style-name="ce75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8">
          <table:table-cell table:style-name="ce75"/>
          <table:table-cell table:style-name="ce80" office:value-type="string">
            <text:p>PLF-SOC REGRESSION TEST CASES</text:p>
          </table:table-cell>
          <table:table-cell table:style-name="ce75" table:number-columns-repeated="2"/>
          <table:table-cell table:style-name="ce104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Version:</text:p>
          </table:table-cell>
          <table:table-cell table:style-name="ce88" office:value-type="float" office:value="1.3">
            <text:p>1.3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Issue date:</text:p>
          </table:table-cell>
          <table:table-cell table:style-name="ce89" office:value-type="date" office:date-value="2011-12-27">
            <text:p>27-Dec-2011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Name:</text:p>
          </table:table-cell>
          <table:table-cell table:style-name="ce90" office:value-type="string">
            <text:p>eXo-Social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Product Code</text:p>
          </table:table-cell>
          <table:table-cell table:style-name="ce91" office:value-type="string">
            <text:p>SOC </text:p>
          </table:table-cell>
          <table:table-cell table:style-name="ce91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5"/>
          <table:table-cell table:style-name="ce81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8"/>
          <table:table-cell table:style-name="ce105"/>
          <table:table-cell table:style-name="ce111"/>
          <table:table-cell table:style-name="ce95"/>
          <table:table-cell table:style-name="ce74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3" table:formula="of:=SUM([Bugs_v1_1_4.C4:Bugs_v1_1_7.C4])" office:value-type="float" office:value="15">
            <text:p>15</text:p>
          </table:table-cell>
          <table:table-cell table:style-name="ce94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9">
          <table:table-cell table:style-name="ce76"/>
          <table:table-cell table:style-name="ce82" office:value-type="string">
            <text:p>Test Status:</text:p>
          </table:table-cell>
          <table:table-cell table:style-name="ce9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99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3" table:number-columns-repeated="3"/>
          <table:table-cell table:style-name="ce106"/>
          <table:table-cell table:style-name="ce83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0">
          <table:table-cell table:style-name="ce77"/>
          <table:table-cell table:style-name="ce84" office:value-type="string">
            <text:p>Record of change:</text:p>
          </table:table-cell>
          <table:table-cell table:style-name="ce95" table:number-columns-repeated="2"/>
          <table:table-cell table:style-name="ce107"/>
          <table:table-cell table:style-name="ce95" table:number-columns-repeated="2"/>
          <table:table-cell table:style-name="ce77" table:number-columns-repeated="248"/>
          <table:table-cell table:style-name="ce78" table:number-columns-repeated="769"/>
        </table:table-row>
        <table:table-row table:style-name="ro11">
          <table:table-cell table:style-name="ce77"/>
          <table:table-cell table:style-name="ce85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7" table:number-columns-repeated="248"/>
          <table:table-cell table:style-name="ce78" table:number-columns-repeated="769"/>
        </table:table-row>
        <table:table-row table:style-name="ro1">
          <table:table-cell table:style-name="ce77"/>
          <table:table-cell table:style-name="ce86" office:value-type="date" office:date-value="2011-10-06">
            <text:p>6-Oct-2011</text:p>
          </table:table-cell>
          <table:table-cell table:style-name="ce97" office:value-type="string">
            <text:p>1.0</text:p>
          </table:table-cell>
          <table:table-cell table:style-name="ce100" office:value-type="string">
            <text:p>Create new test file: Bugs_v1_1_6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4"/>
          <table:table-cell table:style-name="ce76"/>
          <table:table-cell table:style-name="ce77" table:number-columns-repeated="247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0-07">
            <text:p>7-Oct-2011</text:p>
          </table:table-cell>
          <table:table-cell table:style-name="ce97" office:value-type="string">
            <text:p>1.1</text:p>
          </table:table-cell>
          <table:table-cell table:style-name="ce101" office:value-type="string">
            <text:p>Create Bugs_v1_1_5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0-10">
            <text:p>10-Oct-2011</text:p>
          </table:table-cell>
          <table:table-cell table:style-name="ce97" office:value-type="string">
            <text:p>1.2</text:p>
          </table:table-cell>
          <table:table-cell table:style-name="ce101" office:value-type="string">
            <text:p>Create Bugs_v1_1_4 shee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6" office:value-type="date" office:date-value="2011-12-27">
            <text:p>27-Dec-2011</text:p>
          </table:table-cell>
          <table:table-cell table:style-name="ce97" office:value-type="string">
            <text:p>1.3</text:p>
          </table:table-cell>
          <table:table-cell table:style-name="ce102"/>
          <table:table-cell table:style-name="ce109" office:value-type="string">
            <text:p>Nhung.Vu</text:p>
          </table:table-cell>
          <table:table-cell table:style-name="ce109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6"/>
          <table:table-cell table:style-name="ce87"/>
          <table:table-cell table:style-name="ce97"/>
          <table:table-cell table:style-name="ce102"/>
          <table:table-cell table:style-name="ce109" table:number-columns-repeated="2"/>
          <table:table-cell table:style-name="ce115"/>
          <table:table-cell table:style-name="ce76" table:number-columns-repeated="248"/>
          <table:table-cell table:style-name="ce78" table:number-columns-repeated="769"/>
        </table:table-row>
        <table:table-row table:style-name="ro1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>
          <table:table-cell table:style-name="ce74"/>
          <table:table-cell table:style-name="ce78" table:number-columns-repeated="3"/>
          <table:table-cell table:style-name="ce110"/>
          <table:table-cell table:style-name="ce78" table:number-columns-repeated="3"/>
          <table:table-cell table:style-name="ce74" table:number-columns-repeated="247"/>
          <table:table-cell table:style-name="ce78" table:number-columns-repeated="769"/>
        </table:table-row>
        <table:table-row table:style-name="ro1" table:number-rows-repeated="3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9">
          <table:table-cell table:style-name="ce74"/>
          <table:table-cell table:style-name="ce78" table:number-columns-repeated="3"/>
          <table:table-cell table:style-name="ce110"/>
          <table:table-cell table:style-name="ce78" table:number-columns-repeated="2"/>
          <table:table-cell table:style-name="ce74" table:number-columns-repeated="248"/>
          <table:table-cell table:style-name="ce78" table:number-columns-repeated="769"/>
        </table:table-row>
        <table:table-row table:style-name="ro1" table:number-rows-repeated="11">
          <table:table-cell table:style-name="ce74" table:number-columns-repeated="4"/>
          <table:table-cell table:style-name="ce103"/>
          <table:table-cell table:style-name="ce74" table:number-columns-repeated="250"/>
          <table:table-cell table:style-name="ce78" table:number-columns-repeated="769"/>
        </table:table-row>
        <table:table-row table:style-name="ro1" table:number-rows-repeated="11">
          <table:table-cell table:style-name="ce78" table:number-columns-repeated="4"/>
          <table:table-cell table:style-name="ce110"/>
          <table:table-cell table:style-name="ce78"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6"/>
          <table:table-cell table:style-name="ce121" office:value-type="string">
            <text:p>TEST CASES</text:p>
          </table:table-cell>
          <table:table-cell table:style-name="ce127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72"/>
          <table:table-cell table:style-name="ce122"/>
          <table:table-cell table:style-name="ce176" office:value-type="string">
            <text:p>Passed</text:p>
          </table:table-cell>
          <table:table-cell table:style-name="ce176" table:formula="of:=COUNTIF([.M$7:.M$872];[.$L1])" office:value-type="float" office:value="0">
            <text:p>0</text:p>
          </table:table-cell>
          <table:table-cell table:style-name="ce176" table:formula="of:=COUNTIF([.N$7:.N$872];[.$L1])" office:value-type="float" office:value="0">
            <text:p>0</text:p>
          </table:table-cell>
          <table:table-cell table:style-name="ce176" table:formula="of:=COUNTIF([.O$7:.O$872];[.$L1])" office:value-type="float" office:value="0">
            <text:p>0</text:p>
          </table:table-cell>
          <table:table-cell table:style-name="ce176" table:formula="of:=COUNTIF([.P$7:.P$872];[.$L1])" office:value-type="float" office:value="0">
            <text:p>0</text:p>
          </table:table-cell>
          <table:table-cell table:style-name="ce176" table:formula="of:=COUNTIF([.Q$7:.Q$872];[.$L1])" office:value-type="float" office:value="0">
            <text:p>0</text:p>
          </table:table-cell>
          <table:table-cell table:style-name="ce176" table:formula="of:=COUNTIF([.R$7:.R$872];[.$L1])" office:value-type="float" office:value="0">
            <text:p>0</text:p>
          </table:table-cell>
          <table:table-cell table:style-name="ce176" table:formula="of:=COUNTIF([.S$7:.S$87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2"/>
          <table:table-cell table:style-name="ce128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69"/>
          <table:table-cell table:style-name="ce122"/>
          <table:table-cell table:style-name="ce176" office:value-type="string">
            <text:p>Failed</text:p>
          </table:table-cell>
          <table:table-cell table:style-name="ce176" table:formula="of:=COUNTIF([.M$7:.M$872];[.$L2])" office:value-type="float" office:value="0">
            <text:p>0</text:p>
          </table:table-cell>
          <table:table-cell table:style-name="ce176" table:formula="of:=COUNTIF([.N$7:.N$872];[.$L2])" office:value-type="float" office:value="0">
            <text:p>0</text:p>
          </table:table-cell>
          <table:table-cell table:style-name="ce176" table:formula="of:=COUNTIF([.O$7:.O$872];[.$L2])" office:value-type="float" office:value="0">
            <text:p>0</text:p>
          </table:table-cell>
          <table:table-cell table:style-name="ce176" table:formula="of:=COUNTIF([.P$7:.P$872];[.$L2])" office:value-type="float" office:value="0">
            <text:p>0</text:p>
          </table:table-cell>
          <table:table-cell table:style-name="ce176" table:formula="of:=COUNTIF([.Q$7:.Q$872];[.$L2])" office:value-type="float" office:value="0">
            <text:p>0</text:p>
          </table:table-cell>
          <table:table-cell table:style-name="ce176" table:formula="of:=COUNTIF([.R$7:.R$872];[.$L2])" office:value-type="float" office:value="0">
            <text:p>0</text:p>
          </table:table-cell>
          <table:table-cell table:style-name="ce176" table:formula="of:=COUNTIF([.S$7:.S$87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16"/>
          <table:table-cell table:style-name="ce123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4 for regression test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6" office:value-type="string">
            <text:p>Blocked</text:p>
          </table:table-cell>
          <table:table-cell table:style-name="ce176" table:formula="of:=COUNTIF([.M$7:.M$872];[.$L3])" office:value-type="float" office:value="0">
            <text:p>0</text:p>
          </table:table-cell>
          <table:table-cell table:style-name="ce176" table:formula="of:=COUNTIF([.N$7:.N$872];[.$L3])" office:value-type="float" office:value="0">
            <text:p>0</text:p>
          </table:table-cell>
          <table:table-cell table:style-name="ce176" table:formula="of:=COUNTIF([.O$7:.O$872];[.$L3])" office:value-type="float" office:value="0">
            <text:p>0</text:p>
          </table:table-cell>
          <table:table-cell table:style-name="ce176" table:formula="of:=COUNTIF([.P$7:.P$872];[.$L3])" office:value-type="float" office:value="0">
            <text:p>0</text:p>
          </table:table-cell>
          <table:table-cell table:style-name="ce176" table:formula="of:=COUNTIF([.Q$7:.Q$872];[.$L3])" office:value-type="float" office:value="0">
            <text:p>0</text:p>
          </table:table-cell>
          <table:table-cell table:style-name="ce176" table:formula="of:=COUNTIF([.R$7:.R$872];[.$L3])" office:value-type="float" office:value="0">
            <text:p>0</text:p>
          </table:table-cell>
          <table:table-cell table:style-name="ce176" table:formula="of:=COUNTIF([.S$7:.S$87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3" office:value-type="string">
            <text:p>Total Main Cases:</text:p>
          </table:table-cell>
          <table:table-cell table:style-name="ce130" table:formula="of:=MAX([.A7:.A910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7" office:value-type="string">
            <text:p>Untested</text:p>
          </table:table-cell>
          <table:table-cell table:style-name="ce176" table:formula="of:=COUNTIF([.M$7:.M$872];[.$L4])" office:value-type="float" office:value="0">
            <text:p>0</text:p>
          </table:table-cell>
          <table:table-cell table:style-name="ce176" table:formula="of:=COUNTIF([.N$7:.N$872];[.$L4])" office:value-type="float" office:value="0">
            <text:p>0</text:p>
          </table:table-cell>
          <table:table-cell table:style-name="ce176" table:formula="of:=COUNTIF([.O$7:.O$872];[.$L4])" office:value-type="float" office:value="0">
            <text:p>0</text:p>
          </table:table-cell>
          <table:table-cell table:style-name="ce176" table:formula="of:=COUNTIF([.P$7:.P$872];[.$L4])" office:value-type="float" office:value="0">
            <text:p>0</text:p>
          </table:table-cell>
          <table:table-cell table:style-name="ce176" table:formula="of:=COUNTIF([.Q$7:.Q$872];[.$L4])" office:value-type="float" office:value="0">
            <text:p>0</text:p>
          </table:table-cell>
          <table:table-cell table:style-name="ce176" table:formula="of:=COUNTIF([.R$7:.R$872];[.$L4])" office:value-type="float" office:value="0">
            <text:p>0</text:p>
          </table:table-cell>
          <table:table-cell table:style-name="ce176" table:formula="of:=COUNTIF([.S$7:.S$87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4"/>
          <table:table-cell table:style-name="ce116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9"/>
          <table:table-cell table:style-name="ce133"/>
          <table:table-cell table:style-name="ce178" office:value-type="string">
            <text:p>N/A</text:p>
          </table:table-cell>
          <table:table-cell table:style-name="ce176" table:formula="of:=COUNTIF([.M$7:.M$872];[.$L5])" office:value-type="float" office:value="0">
            <text:p>0</text:p>
          </table:table-cell>
          <table:table-cell table:style-name="ce176" table:formula="of:=COUNTIF([.N$7:.N$872];[.$L5])" office:value-type="float" office:value="0">
            <text:p>0</text:p>
          </table:table-cell>
          <table:table-cell table:style-name="ce176" table:formula="of:=COUNTIF([.O$7:.O$872];[.$L5])" office:value-type="float" office:value="0">
            <text:p>0</text:p>
          </table:table-cell>
          <table:table-cell table:style-name="ce176" table:formula="of:=COUNTIF([.P$7:.P$872];[.$L5])" office:value-type="float" office:value="0">
            <text:p>0</text:p>
          </table:table-cell>
          <table:table-cell table:style-name="ce176" table:formula="of:=COUNTIF([.Q$7:.Q$872];[.$L5])" office:value-type="float" office:value="0">
            <text:p>0</text:p>
          </table:table-cell>
          <table:table-cell table:style-name="ce176" table:formula="of:=COUNTIF([.R$7:.R$872];[.$L5])" office:value-type="float" office:value="0">
            <text:p>0</text:p>
          </table:table-cell>
          <table:table-cell table:style-name="ce176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180" table:number-columns-repeated="211"/>
          <table:table-cell table:style-name="ce181" table:number-columns-repeated="794"/>
        </table:table-row>
        <table:table-row table:style-name="ro14">
          <table:table-cell table:style-name="ce118" office:value-type="float" office:value="1">
            <text:p>001</text:p>
          </table:table-cell>
          <table:table-cell table:style-name="ce125" office:value-type="string">
            <text:p>REG_PLF304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4_SOC_001">
            <text:p>REG_PLF304_SOC_001</text:p>
          </table:table-cell>
          <table:table-cell table:style-name="ce136" office:value-type="string">
            <text:p>Check Use name instead of login for connection activities</text:p>
          </table:table-cell>
          <table:table-cell table:style-name="ce168" office:value-type="string">
            <text:p>Step 1: Demo send connection request for John</text:p>
          </table:table-cell>
          <table:table-cell table:style-name="ce168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168" office:value-type="string">
            <text:p>An invitation is sent to John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1519</text:p>
            <text:p>CCP-804</text:p>
          </table:table-cell>
          <table:table-cell table:style-name="ce173" office:value-type="string">
            <text:p>Show message "demo is now connected with john"</text:p>
          </table:table-cell>
          <table:table-cell table:style-name="ce178" table:number-columns-repeated="8"/>
          <table:table-cell table:number-columns-repeated="1005"/>
        </table:table-row>
        <table:table-row table:style-name="ro9">
          <table:table-cell table:style-name="ce11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4_SOC_0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8" office:value-type="string">
            <text:p>Step 2: Check the invitation of John</text:p>
          </table:table-cell>
          <table:table-cell table:style-name="ce168" office:value-type="string">
            <text:p>- Log in by john</text:p>
            <text:p>- Go to Intranet/home page</text:p>
          </table:table-cell>
          <table:table-cell table:style-name="ce168" office:value-type="string">
            <text:p>Show message: Jack Miller invited you to connect. <text:s/>Comment | Like | Accept | Refuse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4_SOC_001</text:p>
          </table:table-cell>
          <table:table-cell table:style-name="ce119" office:value-type="float" office:value="1">
            <text:p>001</text:p>
          </table:table-cell>
          <table:table-cell table:style-name="ce134" table:formula="of:=[.B9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8" office:value-type="string">
            <text:p>Step 3: Accept connection</text:p>
          </table:table-cell>
          <table:table-cell table:style-name="ce168" office:value-type="string">
            <text:p>Click on <text:span text:style-name="T2">Accept</text:span> link</text:p>
          </table:table-cell>
          <table:table-cell table:style-name="ce168" office:value-type="string">
            <text:p>Show message:You are now connected with Jack Miller. 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74"/>
          <table:table-cell table:style-name="ce168" table:number-columns-repeated="8"/>
          <table:table-cell table:style-name="ce169" table:number-columns-repeated="1005"/>
        </table:table-row>
        <table:table-row table:style-name="ro15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5" office:value-type="string">
            <text:p>REG_PLF304_SOC_002</text:p>
          </table:table-cell>
          <table:table-cell table:style-name="ce119" office:value-type="float" office:value="1">
            <text:p>001</text:p>
          </table:table-cell>
          <table:table-cell table:style-name="ce134" table:formula="of:=[.B10]" office:value-type="string" office:string-value="REG_PLF304_SOC_002">
            <text:p>REG_PLF304_SOC_002</text:p>
          </table:table-cell>
          <table:table-cell table:style-name="ce136" office:value-type="string">
            <text:p>Check activities of connecting user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517</text:p>
            <text:p>CCP-806</text:p>
          </table:table-cell>
          <table:table-cell table:style-name="ce168" office:value-type="string">
            <text:p>user can NOT see activities shared by people belonging to his network even in private spaces </text:p>
          </table:table-cell>
          <table:table-cell table:style-name="ce168" table:number-columns-repeated="8"/>
          <table:table-cell table:style-name="ce169" table:number-columns-repeated="1005"/>
        </table:table-row>
        <table:table-row table:style-name="ro7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2: Create activities</text:p>
          </table:table-cell>
          <table:table-cell table:style-name="ce168" office:value-type="string">
            <text:p>- Select new space above</text:p>
            <text:p>- Add some activites</text:p>
          </table:table-cell>
          <table:table-cell table:style-name="ce168" office:value-type="string">
            <text:p>Activities are added successfull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6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3: Add connection</text:p>
          </table:table-cell>
          <table:table-cell table:style-name="ce168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168" office:value-type="string">
            <text:p>A request is sent to Mar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6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4: Check the invitation</text:p>
          </table:table-cell>
          <table:table-cell table:style-name="ce168" office:value-type="string">
            <text:p>- Log in as Mary</text:p>
            <text:p>- Click on <text:span text:style-name="T2">Accept</text:span> button link on Home page</text:p>
          </table:table-cell>
          <table:table-cell table:style-name="ce168" office:value-type="string">
            <text:p>Mary and Demo are friend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4_SOC_0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8" office:value-type="string">
            <text:p>Step 5: Check the activities created by demo</text:p>
          </table:table-cell>
          <table:table-cell table:style-name="ce168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168" office:value-type="string">
            <text:p>Activities created by demo in space are not shown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5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5]" office:value-type="string" office:string-value="REG_PLF304_SOC_003">
            <text:p>REG_PLF304_SOC_003</text:p>
          </table:table-cell>
          <table:table-cell table:style-name="ce136" office:value-type="string">
            <text:p>Accepting invitation clears the list</text:p>
          </table:table-cell>
          <table:table-cell table:style-name="ce168" office:value-type="string">
            <text:p>Step 1: Add connect to Demo from Root</text:p>
          </table:table-cell>
          <table:table-cell table:style-name="ce168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55</text:p>
            <text:p>CCP-757</text:p>
          </table:table-cell>
          <table:table-cell table:style-name="ce175" office:value-type="string">
            <text:p>Accepting an invitation clears the connection list</text:p>
          </table:table-cell>
          <table:table-cell table:style-name="ce168" table:number-columns-repeated="8"/>
          <table:table-cell table:style-name="ce169" table:number-columns-repeated="1005"/>
        </table:table-row>
        <table:table-row table:style-name="ro9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2: Add connect to Demo from John</text:p>
          </table:table-cell>
          <table:table-cell table:style-name="ce168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7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3: Add connect to Demo from Mary</text:p>
          </table:table-cell>
          <table:table-cell table:style-name="ce168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68" office:value-type="string">
            <text:p>A request is sent to Demo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4: Accept connection</text:p>
          </table:table-cell>
          <table:table-cell table:style-name="ce168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168" office:value-type="string">
            <text:p>Demo is a friend of Root, john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9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5: Restart server</text:p>
          </table:table-cell>
          <table:table-cell table:style-name="ce168" office:value-type="string">
            <text:p>- Restart server to clear cached</text:p>
          </table:table-cell>
          <table:table-cell table:style-name="ce168" office:value-type="string">
            <text:p>Server is restarted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9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4_SOC_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6: Accept connection</text:p>
          </table:table-cell>
          <table:table-cell table:style-name="ce168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168" office:value-type="string">
            <text:p>Demo is a friend of Mary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7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REG_PLF304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21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8" office:value-type="string">
            <text:p>Step 7: Check friend list</text:p>
          </table:table-cell>
          <table:table-cell table:style-name="ce168" office:value-type="string">
            <text:p>- Click on <text:span text:style-name="T2">My </text:span><text:span text:style-name="T2">Network</text:span></text:p>
          </table:table-cell>
          <table:table-cell table:style-name="ce168" office:value-type="string">
            <text:p>Root, John, Mary is listed </text:p>
          </table:table-cell>
          <table:table-cell table:style-name="ce168" office:value-type="string">
            <text:p>High</text:p>
          </table:table-cell>
          <table:table-cell table:style-name="ce168" table:number-columns-repeated="10"/>
          <table:table-cell table:style-name="ce169" table:number-columns-repeated="1005"/>
        </table:table-row>
        <table:table-row table:style-name="ro19" table:number-rows-repeated="50">
          <table:table-cell table:style-name="ce120" table:number-columns-repeated="9"/>
          <table:table-cell table:style-name="ce169" table:number-columns-repeated="2"/>
          <table:table-cell table:style-name="ce120" table:number-columns-repeated="1013"/>
        </table:table-row>
        <table:table-row table:style-name="ro19" table:number-rows-repeated="11">
          <table:table-cell table:style-name="ce83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16"/>
          <table:table-cell table:style-name="ce121" office:value-type="string">
            <text:p>TEST CASES</text:p>
          </table:table-cell>
          <table:table-cell table:style-name="ce127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72"/>
          <table:table-cell table:style-name="ce122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1">
            <text:p>1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2"/>
          <table:table-cell table:style-name="ce128"/>
          <table:table-cell table:style-name="ce122" table:number-columns-repeated="2"/>
          <table:table-cell table:style-name="ce169"/>
          <table:table-cell table:style-name="ce122" table:number-columns-repeated="3"/>
          <table:table-cell table:style-name="ce169"/>
          <table:table-cell table:style-name="ce122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16"/>
          <table:table-cell table:style-name="ce123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5 for regression test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3" office:value-type="string">
            <text:p>Total Main Cases:</text:p>
          </table:table-cell>
          <table:table-cell table:style-name="ce130" table:formula="of:=MAX([.A7:.A915])" office:value-type="float" office:value="7" table:number-columns-spanned="3" table:number-rows-spanned="1">
            <text:p>7</text:p>
          </table:table-cell>
          <table:covered-table-cell table:style-name="ce132"/>
          <table:covered-table-cell table:style-name="ce135"/>
          <table:table-cell table:style-name="ce169"/>
          <table:table-cell table:style-name="ce170"/>
          <table:table-cell table:style-name="ce171" table:number-columns-repeated="2"/>
          <table:table-cell table:style-name="ce169"/>
          <table:table-cell table:style-name="ce171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16"/>
          <table:table-cell table:style-name="ce124"/>
          <table:table-cell table:style-name="ce116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9"/>
          <table:table-cell table:style-name="ce133"/>
          <table:table-cell table:style-name="ce178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180" table:number-columns-repeated="211"/>
          <table:table-cell table:style-name="ce181" table:number-columns-repeated="794"/>
        </table:table-row>
        <table:table-row table:style-name="ro14">
          <table:table-cell table:style-name="ce118" office:value-type="float" office:value="1">
            <text:p>001</text:p>
          </table:table-cell>
          <table:table-cell table:style-name="ce125" office:value-type="string">
            <text:p>REG_PLF305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5_SOC_001">
            <text:p>REG_PLF305_SOC_001</text:p>
          </table:table-cell>
          <table:table-cell table:style-name="ce136" office:value-type="string">
            <text:p>Check the displaying of space in My Space menu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1780</text:p>
            <text:p>CCP-837</text:p>
          </table:table-cell>
          <table:table-cell table:style-name="ce173" office:value-type="string">
            <text:p>Don't update new space on menu</text:p>
          </table:table-cell>
          <table:table-cell table:style-name="ce178" office:value-type="string">
            <text:p>thao.pham</text:p>
          </table:table-cell>
          <table:table-cell table:style-name="ce178"/>
          <table:table-cell table:style-name="ce178" office:value-type="string">
            <text:p>Passed</text:p>
          </table:table-cell>
          <table:table-cell table:style-name="ce178" table:number-columns-repeated="5"/>
          <table:table-cell table:number-columns-repeated="1005"/>
        </table:table-row>
        <table:table-row table:style-name="ro7">
          <table:table-cell table:style-name="ce11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5_SOC_0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5_SOC_001">
            <text:p>REG_PLF305_SOC_001</text:p>
          </table:table-cell>
          <table:table-cell table:style-name="ce168" office:value-type="string">
            <text:p>Check the displaying of space in My Space menu</text:p>
          </table:table-cell>
          <table:table-cell table:style-name="ce168" office:value-type="string">
            <text:p>Step 2: Check the displaying of new space</text:p>
          </table:table-cell>
          <table:table-cell table:style-name="ce168" office:value-type="string">
            <text:p>Move mouse on My Spaces</text:p>
          </table:table-cell>
          <table:table-cell table:style-name="ce168" office:value-type="string">
            <text:p>New space is listed on My Spaces menu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5" office:value-type="string">
            <text:p>REG_PLF305_SOC_002</text:p>
          </table:table-cell>
          <table:table-cell table:style-name="ce119" office:value-type="float" office:value="1">
            <text:p>001</text:p>
          </table:table-cell>
          <table:table-cell table:style-name="ce134" table:formula="of:=[.B9]" office:value-type="string" office:string-value="REG_PLF305_SOC_002">
            <text:p>REG_PLF305_SOC_002</text:p>
          </table:table-cell>
          <table:table-cell table:style-name="ce136" office:value-type="string">
            <text:p>Check activities when change date tim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168" office:value-type="string">
            <text:p>New spaces are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774</text:p>
            <text:p>CCP-955</text:p>
          </table:table-cell>
          <table:table-cell table:style-name="ce174" office:value-type="string">
            <text:p>Activities of spaces are not well sorted</text:p>
          </table:table-cell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2: Add activities for space</text:p>
          </table:table-cell>
          <table:table-cell table:style-name="ce168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68" office:value-type="string">
            <text:p>Activities are created 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3: Invite user to space</text:p>
          </table:table-cell>
          <table:table-cell table:style-name="ce168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168" office:value-type="string">
            <text:p>Invited user is listed on Invited tabl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4: Accept invitation by invited user </text:p>
          </table:table-cell>
          <table:table-cell table:style-name="ce168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168" office:value-type="string">
            <text:p>The invitation to join space is disappeared. The message “Jack Miller has joined” on space AAA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5: Add activities by invited user</text:p>
          </table:table-cell>
          <table:table-cell table:style-name="ce168" office:value-type="string">
            <text:p>- Select space AAA</text:p>
            <text:p>- Add some activities </text:p>
          </table:table-cell>
          <table:table-cell table:style-name="ce168" office:value-type="string">
            <text:p>Activities are created by demo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6: Change date time of server</text:p>
          </table:table-cell>
          <table:table-cell table:style-name="ce168" office:value-type="string">
            <text:p>- Change the date time of your computer</text:p>
            <text:p>- Restart the server</text:p>
          </table:table-cell>
          <table:table-cell table:style-name="ce168" office:value-type="string">
            <text:p>Date time of server is chang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4" table:formula="of:=[.B15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7: Add comment by invited user</text:p>
          </table:table-cell>
          <table:table-cell table:style-name="ce168" office:value-type="string">
            <text:p>- Log in by demo</text:p>
            <text:p>- Add comments in activites</text:p>
          </table:table-cell>
          <table:table-cell table:style-name="ce168" office:value-type="string">
            <text:p>Comments are add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5_SOC_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8" office:value-type="string">
            <text:p>Step 8: Check activities after change date time of server</text:p>
          </table:table-cell>
          <table:table-cell table:style-name="ce168" office:value-type="string">
            <text:p>- Refresh browser</text:p>
          </table:table-cell>
          <table:table-cell table:style-name="ce174" office:value-type="string">
            <text:p>Activities of spaces are well sorted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5" office:value-type="string">
            <text:p>REG_PLF305_SOC_003</text:p>
          </table:table-cell>
          <table:table-cell table:style-name="ce119" office:value-type="float" office:value="1">
            <text:p>001</text:p>
          </table:table-cell>
          <table:table-cell table:style-name="ce134" table:formula="of:=[.B17]" office:value-type="string" office:string-value="REG_PLF305_SOC_003">
            <text:p>REG_PLF305_SOC_003</text:p>
          </table:table-cell>
          <table:table-cell table:style-name="ce136" office:value-type="string">
            <text:p>Check the spelling in French message of connection request</text:p>
          </table:table-cell>
          <table:table-cell table:style-name="ce168" office:value-type="string">
            <text:p>Step 1: Add a contact</text:p>
          </table:table-cell>
          <table:table-cell table:style-name="ce168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68" office:value-type="string">
            <text:p>Invitation is sent</text:p>
          </table:table-cell>
          <table:table-cell table:style-name="ce168" office:value-type="string">
            <text:p>Low</text:p>
          </table:table-cell>
          <table:table-cell table:style-name="ce168" office:value-type="string">
            <text:p>SOC-1481</text:p>
            <text:p>CCP-894</text:p>
          </table:table-cell>
          <table:table-cell table:style-name="ce168" office:value-type="string">
            <text:p>The message is : john vous a envoyé une demande de connxion.</text:p>
          </table:table-cell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6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5_SOC_0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5_SOC_003">
            <text:p>REG_PLF305_SOC_003</text:p>
          </table:table-cell>
          <table:table-cell table:style-name="ce168" office:value-type="string">
            <text:p>Check the spelling in French message of connection request</text:p>
          </table:table-cell>
          <table:table-cell table:style-name="ce168" office:value-type="string">
            <text:p>Step 2: Check the invitation</text:p>
          </table:table-cell>
          <table:table-cell table:style-name="ce168" office:value-type="string">
            <text:p>- Log in by Mary</text:p>
            <text:p>- Go to Mes Activités/Mon status</text:p>
          </table:table-cell>
          <table:table-cell table:style-name="ce168" office:value-type="string">
            <text:p>Show message: john vous a envoyé une demande de connexion.</text:p>
          </table:table-cell>
          <table:table-cell table:style-name="ce168" office:value-type="string">
            <text:p>Low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5" office:value-type="string">
            <text:p>REG_PLF305_SOC_004</text:p>
          </table:table-cell>
          <table:table-cell table:style-name="ce119" office:value-type="float" office:value="1">
            <text:p>001</text:p>
          </table:table-cell>
          <table:table-cell table:style-name="ce134" table:formula="of:=[.B19]" office:value-type="string" office:string-value="REG_PLF305_SOC_004">
            <text:p>REG_PLF305_SOC_004</text:p>
          </table:table-cell>
          <table:table-cell table:style-name="ce136" office:value-type="string">
            <text:p>Delete default application on spac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60</text:p>
            <text:p>CCP-841</text:p>
          </table:table-cell>
          <table:table-cell table:style-name="ce168" office:value-type="string">
            <text:p>Unknown error</text:p>
          </table:table-cell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5_SOC_004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5_SOC_004">
            <text:p>REG_PLF305_SOC_004</text:p>
          </table:table-cell>
          <table:table-cell table:style-name="ce168" office:value-type="string">
            <text:p>Delete default application on space</text:p>
          </table:table-cell>
          <table:table-cell table:style-name="ce168" office:value-type="string">
            <text:p>Step 2: Select new space</text:p>
          </table:table-cell>
          <table:table-cell table:style-name="ce168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68" office:value-type="string">
            <text:p>Application is deleted successfully. It is not listed on the left pane of spa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5" office:value-type="string">
            <text:p>REG_PLF305_SOC_005</text:p>
          </table:table-cell>
          <table:table-cell table:style-name="ce119" office:value-type="float" office:value="1">
            <text:p>001</text:p>
          </table:table-cell>
          <table:table-cell table:style-name="ce134" table:formula="of:=[.B21]" office:value-type="string" office:string-value="REG_PLF305_SOC_005">
            <text:p>REG_PLF305_SOC_005</text:p>
          </table:table-cell>
          <table:table-cell table:style-name="ce136" office:value-type="string">
            <text:p>Check avatar of admin in space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406</text:p>
            <text:p>CCP-830</text:p>
          </table:table-cell>
          <table:table-cell table:style-name="ce168" office:value-type="string">
            <text:p>The avatars of all admin are the same</text:p>
          </table:table-cell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6">
          <table:table-cell table:style-name="ce11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4" table:formula="of:=[.B22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2: Invite users to space</text:p>
          </table:table-cell>
          <table:table-cell table:style-name="ce168" office:value-type="string">
            <text:p>- Select new space</text:p>
            <text:p>- Invite user to join this space:demo</text:p>
            <text:p/>
          </table:table-cell>
          <table:table-cell table:style-name="ce168" office:value-type="string">
            <text:p>Users are listed on Invited tabl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4" table:formula="of:=[.B23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3: Accept the invitation</text:p>
          </table:table-cell>
          <table:table-cell table:style-name="ce16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68" office:value-type="string">
            <text:p>The invitation to join space is disappeared. 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<text:s/></text:p>
          </table:table-cell>
          <table:table-cell table:style-name="ce168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4" table:formula="of:=[.B24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4: Approve user to admin of space</text:p>
          </table:table-cell>
          <table:table-cell table:style-name="ce168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168" office:value-type="string">
            <text:p>Invited user become the admin of this spa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20">
          <table:table-cell table:style-name="ce11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4" table:formula="of:=[.B25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5: Add avatar for space creator</text:p>
          </table:table-cell>
          <table:table-cell table:style-name="ce168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168" office:value-type="string">
            <text:p>Space creator has new avatar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21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4" table:formula="of:=[.B26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6: Change avatar of </text:p>
          </table:table-cell>
          <table:table-cell table:style-name="ce168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168" office:value-type="string">
            <text:p>Demo has new avatar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REG_PLF305_SOC_005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4" table:formula="of:=[.B27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8" office:value-type="string">
            <text:p>Step 7: Check the displaying of admin's avatar</text:p>
          </table:table-cell>
          <table:table-cell table:style-name="ce168" office:value-type="string">
            <text:p>Select new space</text:p>
          </table:table-cell>
          <table:table-cell table:style-name="ce168" office:value-type="string">
            <text:p>Avatar of admins in space is difference</text:p>
          </table:table-cell>
          <table:table-cell table:style-name="ce168" office:value-type="string">
            <text:p>High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4">
          <table:table-cell table:style-name="ce11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5" office:value-type="string">
            <text:p>REG_PLF305_SOC_006</text:p>
          </table:table-cell>
          <table:table-cell table:style-name="ce119" office:value-type="float" office:value="1">
            <text:p>001</text:p>
          </table:table-cell>
          <table:table-cell table:style-name="ce134" table:formula="of:=[.B28]" office:value-type="string" office:string-value="REG_PLF305_SOC_006">
            <text:p>REG_PLF305_SOC_006</text:p>
          </table:table-cell>
          <table:table-cell table:style-name="ce136" office:value-type="string">
            <text:p>Check Space setting tab by user is non-moderator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68" office:value-type="string">
            <text:p>Medium</text:p>
          </table:table-cell>
          <table:table-cell table:style-name="ce168" office:value-type="string">
            <text:p>SOC-1575</text:p>
            <text:p>CCP-831</text:p>
          </table:table-cell>
          <table:table-cell table:style-name="ce168" office:value-type="string">
            <text:p>Normal user can see space setting tab</text:p>
          </table:table-cell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16">
          <table:table-cell table:style-name="ce11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4" table:formula="of:=[.B29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8" office:value-type="string">
            <text:p>Step 2: Invite users to space</text:p>
          </table:table-cell>
          <table:table-cell table:style-name="ce168" office:value-type="string">
            <text:p>- Select new space</text:p>
            <text:p>- Invite user to join this space:demo</text:p>
            <text:p/>
          </table:table-cell>
          <table:table-cell table:style-name="ce168" office:value-type="string">
            <text:p>Users are listed on Invited table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9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4" table:formula="of:=[.B30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8" office:value-type="string">
            <text:p>Step 3: Accept the invitation</text:p>
          </table:table-cell>
          <table:table-cell table:style-name="ce16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68" office:value-type="string">
            <text:p>The invitation to join space is disappeared. 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68" office:value-type="string">
            <text:p>thao.pham</text:p>
          </table:table-cell>
          <table:table-cell table:style-name="ce168" table:number-columns-repeated="7"/>
          <table:table-cell table:style-name="ce169" table:number-columns-repeated="1005"/>
        </table:table-row>
        <table:table-row table:style-name="ro7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REG_PLF305_SOC_006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4" table:formula="of:=[.B31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83" office:value-type="string">
            <text:p>Step 4: Check the displaying of Space</text:p>
          </table:table-cell>
          <table:table-cell table:style-name="ce183" office:value-type="string">
            <text:p>- Still log in with demo</text:p>
            <text:p>- Select new space</text:p>
          </table:table-cell>
          <table:table-cell table:style-name="ce183" office:value-type="string">
            <text:p>Space Setting tab is not displayed</text:p>
          </table:table-cell>
          <table:table-cell table:style-name="ce168" office:value-type="string">
            <text:p>Medium</text:p>
          </table:table-cell>
          <table:table-cell table:style-name="ce168" table:number-columns-repeated="2"/>
          <table:table-cell table:style-name="ce183" office:value-type="string">
            <text:p>thao.pham</text:p>
          </table:table-cell>
          <table:table-cell table:style-name="ce183" table:number-columns-repeated="3"/>
          <table:table-cell table:style-name="ce99" table:number-columns-repeated="4"/>
          <table:table-cell table:number-columns-repeated="1005"/>
        </table:table-row>
        <table:table-row table:style-name="ro14">
          <table:table-cell table:style-name="ce11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5" office:value-type="string">
            <text:p>REG_PLF305_SOC_007</text:p>
          </table:table-cell>
          <table:table-cell table:style-name="ce119" office:value-type="float" office:value="1">
            <text:p>001</text:p>
          </table:table-cell>
          <table:table-cell table:style-name="ce134" table:formula="of:=[.B32]" office:value-type="string" office:string-value="REG_PLF305_SOC_007">
            <text:p>REG_PLF305_SOC_007</text:p>
          </table:table-cell>
          <table:table-cell table:style-name="ce182" office:value-type="string">
            <text:p>Share link while add activity</text:p>
          </table:table-cell>
          <table:table-cell table:style-name="ce168" office:value-type="string">
            <text:p>Step 1: Create new space</text:p>
          </table:table-cell>
          <table:table-cell table:style-name="ce16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68" office:value-type="string">
            <text:p>New space is created successfully</text:p>
          </table:table-cell>
          <table:table-cell table:style-name="ce183" office:value-type="string">
            <text:p>High</text:p>
          </table:table-cell>
          <table:table-cell table:style-name="ce168" office:value-type="string">
            <text:p>SOC-1581</text:p>
            <text:p>CCP-849</text:p>
          </table:table-cell>
          <table:table-cell table:style-name="ce174" office:value-type="string">
            <text:p>Unable to share links when clicking attach button</text:p>
          </table:table-cell>
          <table:table-cell table:style-name="ce183" table:number-columns-repeated="4"/>
          <table:table-cell table:style-name="ce99" table:number-columns-repeated="4"/>
          <table:table-cell table:number-columns-repeated="1005"/>
        </table:table-row>
        <table:table-row table:style-name="ro14">
          <table:table-cell table:style-name="ce11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REG_PLF305_SOC_007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4" table:formula="of:=[.B33]" office:value-type="string" office:string-value="REG_PLF305_SOC_007">
            <text:p>REG_PLF305_SOC_007</text:p>
          </table:table-cell>
          <table:table-cell table:style-name="ce183" office:value-type="string">
            <text:p>Share link while add activity</text:p>
          </table:table-cell>
          <table:table-cell table:style-name="ce183" office:value-type="string">
            <text:p>Step 2: Share link while add activity</text:p>
          </table:table-cell>
          <table:table-cell table:style-name="ce183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3" office:value-type="string">
            <text:p>Link is shared</text:p>
          </table:table-cell>
          <table:table-cell table:style-name="ce183" office:value-type="string">
            <text:p>High</text:p>
          </table:table-cell>
          <table:table-cell table:style-name="ce168" table:number-columns-repeated="2"/>
          <table:table-cell table:style-name="ce183" table:number-columns-repeated="4"/>
          <table:table-cell table:style-name="ce99" table:number-columns-repeated="4"/>
          <table:table-cell table:number-columns-repeated="1005"/>
        </table:table-row>
        <table:table-row table:style-name="ro19" table:number-rows-repeated="43">
          <table:table-cell table:style-name="ce120" table:number-columns-repeated="9"/>
          <table:table-cell table:style-name="ce169" table:number-columns-repeated="2"/>
          <table:table-cell table:style-name="ce120" table:number-columns-repeated="1013"/>
        </table:table-row>
        <table:table-row table:style-name="ro19" table:number-rows-repeated="11">
          <table:table-cell table:style-name="ce83"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6" table:style-name="ta1" table:print="false">
        <table:table-column table:style-name="co8" table:default-cell-style-name="ce83"/>
        <table:table-column table:style-name="co38" table:default-cell-style-name="ce83"/>
        <table:table-column table:style-name="co27" table:default-cell-style-name="ce83"/>
        <table:table-column table:style-name="co28" table:default-cell-style-name="ce83"/>
        <table:table-column table:style-name="co35" table:default-cell-style-name="ce83"/>
        <table:table-column table:style-name="co36" table:default-cell-style-name="ce83"/>
        <table:table-column table:style-name="co37" table:default-cell-style-name="ce83"/>
        <table:table-column table:style-name="co9" table:default-cell-style-name="ce83"/>
        <table:table-column table:style-name="co8" table:number-columns-repeated="2" table:default-cell-style-name="ce83"/>
        <table:table-column table:style-name="co8" table:default-cell-style-name="ce200"/>
        <table:table-column table:style-name="co8" table:number-columns-repeated="1013" table:default-cell-style-name="Default"/>
        <table:table-row table:style-name="ro1">
          <table:table-cell table:style-name="ce185"/>
          <table:table-cell table:style-name="ce121" office:value-type="string">
            <text:p>TEST CASES</text:p>
          </table:table-cell>
          <table:table-cell table:style-name="ce190"/>
          <table:table-cell table:style-name="ce122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0">
            <text:p>0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22"/>
          <table:table-cell table:style-name="ce128"/>
          <table:table-cell table:style-name="ce122" table:number-columns-repeated="2"/>
          <table:table-cell table:style-name="ce194"/>
          <table:table-cell table:style-name="ce122" table:number-columns-repeated="3"/>
          <table:table-cell table:style-name="Default"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85"/>
          <table:table-cell table:style-name="ce188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6 for regression test</text:p>
          </table:table-cell>
          <table:covered-table-cell table:style-name="ce132"/>
          <table:covered-table-cell table:style-name="ce135"/>
          <table:table-cell table:style-name="ce194"/>
          <table:table-cell table:style-name="ce170"/>
          <table:table-cell table:style-name="ce171" table:number-columns-repeated="2"/>
          <table:table-cell table:style-name="Default"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8" office:value-type="string">
            <text:p>Total Main Cases:</text:p>
          </table:table-cell>
          <table:table-cell table:style-name="ce130" table:formula="of:=MAX([.A7:.A904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94"/>
          <table:table-cell table:style-name="ce170"/>
          <table:table-cell table:style-name="ce171" table:number-columns-repeated="2"/>
          <table:table-cell table:style-name="Default"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 table:style-name="Default"/>
          <table:table-cell table:style-name="ce197"/>
          <table:table-cell table:style-name="ce99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98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794"/>
        </table:table-row>
        <table:table-row table:style-name="ro16">
          <table:table-cell table:style-name="ce186" office:value-type="float" office:value="1">
            <text:p>001</text:p>
          </table:table-cell>
          <table:table-cell table:style-name="ce125" office:value-type="string">
            <text:p>REG_PLF306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6_SOC_001">
            <text:p>REG_PLF306_SOC_001</text:p>
          </table:table-cell>
          <table:table-cell table:style-name="ce136" office:value-type="string">
            <text:p>Check activities after delete connection</text:p>
          </table:table-cell>
          <table:table-cell table:style-name="ce168" office:value-type="string">
            <text:p>Step 1: Create activities by demo</text:p>
          </table:table-cell>
          <table:table-cell table:style-name="ce168" office:value-type="string">
            <text:p>- Go to intranet portal</text:p>
            <text:p>- Login as demo</text:p>
            <text:p>- Create some activities </text:p>
          </table:table-cell>
          <table:table-cell table:style-name="ce168" office:value-type="string">
            <text:p>Activities is created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1733</text:p>
            <text:p>CCP-927</text:p>
          </table:table-cell>
          <table:table-cell table:style-name="ce199" office:value-type="string">
            <text:p>Error when go to My activities</text:p>
          </table:table-cell>
          <table:table-cell table:style-name="ce99" table:number-columns-repeated="8"/>
          <table:table-cell table:number-columns-repeated="1005"/>
        </table:table-row>
        <table:table-row table:style-name="ro9">
          <table:table-cell table:style-name="ce1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2: Connect with demo by mary</text:p>
          </table:table-cell>
          <table:table-cell table:style-name="ce168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168" office:value-type="string">
            <text:p>Waiting for demo accept connec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14">
          <table:table-cell table:style-name="ce1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3: Demo accept connection</text:p>
          </table:table-cell>
          <table:table-cell table:style-name="ce168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168" office:value-type="string">
            <text:p>A message is shown: Jack Miller is now connected with Mary Williams. 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9">
          <table:table-cell table:style-name="ce1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4: Delete user</text:p>
          </table:table-cell>
          <table:table-cell table:style-name="ce168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68" office:value-type="string">
            <text:p>Mary is deleted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16">
          <table:table-cell table:style-name="ce1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6_SOC_001</text:p>
          </table:table-cell>
          <table:table-cell table:style-name="ce1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8" office:value-type="string">
            <text:p>Step 5: Check activities</text:p>
          </table:table-cell>
          <table:table-cell table:style-name="ce168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168" office:value-type="string">
            <text:p>No excep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table:number-columns-repeated="8"/>
          <table:table-cell table:style-name="ce194" table:number-columns-repeated="1005"/>
        </table:table-row>
        <table:table-row table:style-name="ro15">
          <table:table-cell table:style-name="ce18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5" office:value-type="string">
            <text:p>REG_PLF306_SOC_002</text:p>
          </table:table-cell>
          <table:table-cell table:style-name="ce187" office:value-type="float" office:value="1">
            <text:p>001</text:p>
          </table:table-cell>
          <table:table-cell table:style-name="ce134" table:formula="of:=[.B12]" office:value-type="string" office:string-value="REG_PLF306_SOC_002">
            <text:p>REG_PLF306_SOC_002</text:p>
          </table:table-cell>
          <table:table-cell table:style-name="ce136" office:value-type="string">
            <text:p>Access space has the same name with page at the root path</text:p>
          </table:table-cell>
          <table:table-cell table:style-name="ce168" office:value-type="string">
            <text:p>Step 1: Create a page at the root path</text:p>
          </table:table-cell>
          <table:table-cell table:style-name="ce16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8" office:value-type="string">
            <text:p>New page named Test is created successfully</text:p>
          </table:table-cell>
          <table:table-cell table:style-name="ce168" office:value-type="string">
            <text:p>High</text:p>
          </table:table-cell>
          <table:table-cell table:style-name="ce168" office:value-type="string">
            <text:p>SOC-1753</text:p>
            <text:p>CCP-938</text:p>
          </table:table-cell>
          <table:table-cell table:style-name="ce199" office:value-type="string">
            <text:p>Space is created successfully. When access the space, content of page is shown</text:p>
          </table:table-cell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14">
          <table:table-cell table:style-name="ce1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6_SOC_002">
            <text:p>REG_PLF306_SOC_002</text:p>
          </table:table-cell>
          <table:table-cell table:style-name="ce168" office:value-type="string">
            <text:p>Access space has the same name with page at the root path</text:p>
          </table:table-cell>
          <table:table-cell table:style-name="ce168" office:value-type="string">
            <text:p>Step 2: Create new space has the same name with page above</text:p>
          </table:table-cell>
          <table:table-cell table:style-name="ce168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68" office:value-type="string">
            <text:p>Show message alert that you can not create a space has the same name with page in the same destination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18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4" table:formula="of:=[.B14]" office:value-type="string" office:string-value="REG_PLF306_SOC_002">
            <text:p>REG_PLF306_SOC_002</text:p>
          </table:table-cell>
          <table:table-cell table:style-name="ce136" office:value-type="string">
            <text:p>Access page has the same name with space </text:p>
          </table:table-cell>
          <table:table-cell table:style-name="ce168" office:value-type="string">
            <text:p>Step 1: Create a space</text:p>
          </table:table-cell>
          <table:table-cell table:style-name="ce168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68" office:value-type="string">
            <text:p>Space is created successfully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21">
          <table:table-cell table:style-name="ce1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6_SOC_002</text:p>
          </table:table-cell>
          <table:table-cell table:style-name="ce18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4" table:formula="of:=[.B15]" office:value-type="string" office:string-value="REG_PLF306_SOC_002">
            <text:p>REG_PLF306_SOC_002</text:p>
          </table:table-cell>
          <table:table-cell table:style-name="ce168" office:value-type="string">
            <text:p>Access page has the same name with space </text:p>
          </table:table-cell>
          <table:table-cell table:style-name="ce168" office:value-type="string">
            <text:p>Step 2: Create new page in the root path has the same name with space</text:p>
          </table:table-cell>
          <table:table-cell table:style-name="ce16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8" office:value-type="string">
            <text:p>Show message alert that you can not create a page has the same name with space</text:p>
          </table:table-cell>
          <table:table-cell table:style-name="ce168" office:value-type="string">
            <text:p>High</text:p>
          </table:table-cell>
          <table:table-cell table:style-name="ce168"/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1" table:number-rows-repeated="3">
          <table:table-cell table:style-name="ce120" table:number-columns-repeated="10"/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9" table:number-rows-repeated="11">
          <table:table-cell table:number-columns-repeated="10"/>
          <table:table-cell table:style-name="ce83" table:number-columns-repeated="1014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</table:table>
      <table:table table:name="Bugs_v1_1_7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1">
          <table:table-cell table:style-name="ce185"/>
          <table:table-cell table:style-name="ce203" office:value-type="string">
            <text:p>TEST CASES</text:p>
          </table:table-cell>
          <table:table-cell table:style-name="ce207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0">
            <text:p>0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204"/>
          <table:table-cell table:style-name="ce208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78"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2">
          <table:table-cell table:style-name="ce185"/>
          <table:table-cell table:style-name="ce205" office:value-type="string">
            <text:p>Function List:</text:p>
          </table:table-cell>
          <table:table-cell table:style-name="ce209" office:value-type="string" table:number-columns-spanned="3" table:number-rows-spanned="1">
            <text:p>Bugs on SOC 1.1.7 for regression test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206" office:value-type="string">
            <text:p>Total Main Cases:</text:p>
          </table:table-cell>
          <table:table-cell table:style-name="ce210" table:formula="of:=MAX([.A7:.A905])" office:value-type="float" office:value="2" table:number-columns-spanned="3" table:number-rows-spanned="1">
            <text:p>2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794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 table:style-name="ce78"/>
          <table:table-cell table:style-name="ce197"/>
          <table:table-cell table:style-name="ce177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22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794"/>
        </table:table-row>
        <table:table-row table:style-name="ro20">
          <table:table-cell table:style-name="ce186" office:value-type="float" office:value="1">
            <text:p>001</text:p>
          </table:table-cell>
          <table:table-cell table:style-name="ce125" office:value-type="string">
            <text:p>REG_PLF307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7_SOC_001">
            <text:p>REG_PLF307_SOC_001</text:p>
          </table:table-cell>
          <table:table-cell table:style-name="ce136" office:value-type="string">
            <text:p>Check intranet Homepage after change language into French</text:p>
          </table:table-cell>
          <table:table-cell table:style-name="ce168" office:value-type="string">
            <text:p>Step 1: Check Homepage</text:p>
          </table:table-cell>
          <table:table-cell table:style-name="ce168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168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 office:value-type="string">
            <text:p>Some labels of Contact View, User Activities are not translated to french</text:p>
          </table:table-cell>
          <table:table-cell table:style-name="ce216" office:value-type="string">
            <text:p>thao.pham</text:p>
          </table:table-cell>
          <table:table-cell table:style-name="ce216" table:number-columns-repeated="7"/>
          <table:table-cell table:number-columns-repeated="1005"/>
        </table:table-row>
        <table:table-row table:style-name="ro14">
          <table:table-cell table:style-name="ce2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7_SOC_001">
            <text:p>REG_PLF307_SOC_001</text:p>
          </table:table-cell>
          <table:table-cell table:style-name="ce168" office:value-type="string">
            <text:p>Check My Activities after change language into French</text:p>
          </table:table-cell>
          <table:table-cell table:style-name="ce214" office:value-type="string">
            <text:p>Step 2: Check My Activities </text:p>
          </table:table-cell>
          <table:table-cell table:style-name="ce214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214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 office:value-type="string">
            <text:p>Some labels of Space, Space Settings, Space Navigation, Add Contact, Find People are not translated to French</text:p>
          </table:table-cell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20">
          <table:table-cell table:style-name="ce2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7_SOC_001">
            <text:p>REG_PLF307_SOC_001</text:p>
          </table:table-cell>
          <table:table-cell table:style-name="ce168" office:value-type="string">
            <text:p>Check Find People after change language into French</text:p>
          </table:table-cell>
          <table:table-cell table:style-name="ce214" office:value-type="string">
            <text:p>Step 3: Check Find People</text:p>
          </table:table-cell>
          <table:table-cell table:style-name="ce214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214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7_SOC_001">
            <text:p>REG_PLF307_SOC_001</text:p>
          </table:table-cell>
          <table:table-cell table:style-name="ce168" office:value-type="string">
            <text:p>Check Profile after change language into French</text:p>
          </table:table-cell>
          <table:table-cell table:style-name="ce214" office:value-type="string">
            <text:p>Step 4: Check Profile</text:p>
          </table:table-cell>
          <table:table-cell table:style-name="ce168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168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14">
          <table:table-cell table:style-name="ce2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7_SOC_001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7_SOC_001">
            <text:p>REG_PLF307_SOC_001</text:p>
          </table:table-cell>
          <table:table-cell table:style-name="ce168" office:value-type="string">
            <text:p>Check Contacts after change language into French</text:p>
          </table:table-cell>
          <table:table-cell table:style-name="ce214" office:value-type="string">
            <text:p>Step 5: Check Connections</text:p>
          </table:table-cell>
          <table:table-cell table:style-name="ce168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214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20">
          <table:table-cell table:style-name="ce2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5" office:value-type="string">
            <text:p>REG_PLF307_SOC_002</text:p>
          </table:table-cell>
          <table:table-cell table:style-name="ce202" office:value-type="float" office:value="1">
            <text:p>001</text:p>
          </table:table-cell>
          <table:table-cell table:style-name="ce193" table:formula="of:=[.B12]" office:value-type="string" office:string-value="REG_PLF307_SOC_002">
            <text:p>REG_PLF307_SOC_002</text:p>
          </table:table-cell>
          <table:table-cell table:style-name="ce136" office:value-type="string">
            <text:p>Check displaying of space's information after change language into French</text:p>
          </table:table-cell>
          <table:table-cell table:style-name="ce214" office:value-type="string">
            <text:p>Step 1: Create a Space</text:p>
          </table:table-cell>
          <table:table-cell table:style-name="ce168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168" office:value-type="string">
            <text:p>- Space1 is created and shown in Space lists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2: Change Language</text:p>
          </table:table-cell>
          <table:table-cell table:style-name="ce214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168" office:value-type="string">
            <text:p>- Language is set into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16">
          <table:table-cell table:style-name="ce202"/>
          <table:table-cell table:style-name="ce126" office:value-type="string">
            <text:p>REG_PLF307_SOC_002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3: Check Find Space</text:p>
          </table:table-cell>
          <table:table-cell table:style-name="ce168" office:value-type="string">
            <text:p>- Click on <text:span text:style-name="T2">Trouver des </text:span><text:span text:style-name="T2">Espaces</text:span></text:p>
          </table:table-cell>
          <table:table-cell table:style-name="ce168" office:value-type="string">
            <text:p>- Find Space page is well translated in French</text:p>
            <text:p>- Spaces Found is Espaces trouvés</text:p>
          </table:table-cell>
          <table:table-cell table:style-name="ce168" office:value-type="string">
            <text:p>Medium</text:p>
          </table:table-cell>
          <table:table-cell table:style-name="ce134"/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5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4: Check Like</text:p>
          </table:table-cell>
          <table:table-cell table:style-name="ce168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168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5: Check Settings</text:p>
          </table:table-cell>
          <table:table-cell table:style-name="ce168" office:value-type="string">
            <text:p>- Click on <text:span text:style-name="T2">Space </text:span><text:span text:style-name="T2">Settings</text:span></text:p>
          </table:table-cell>
          <table:table-cell table:style-name="ce168" office:value-type="string">
            <text:p>- <text:span text:style-name="T3">Settings</text:span>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20">
          <table:table-cell table:style-name="ce2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4" table:formula="of:=[.B17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6: Check Visibility</text:p>
          </table:table-cell>
          <table:table-cell table:style-name="ce168" office:value-type="string">
            <text:p>- Select <text:span text:style-name="T2">Visibilité</text:span> tab</text:p>
          </table:table-cell>
          <table:table-cell table:style-name="ce214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7: Check Members</text:p>
          </table:table-cell>
          <table:table-cell table:style-name="ce214" office:value-type="string">
            <text:p>- Select <text:span text:style-name="T2">Membres</text:span> tab</text:p>
          </table:table-cell>
          <table:table-cell table:style-name="ce214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4" table:formula="of:=[.B19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8: Check Applications</text:p>
          </table:table-cell>
          <table:table-cell table:style-name="ce214" office:value-type="string">
            <text:p>- Select <text:span text:style-name="T2">Applications</text:span> tab</text:p>
          </table:table-cell>
          <table:table-cell table:style-name="ce214" office:value-type="string">
            <text:p>- Applications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9">
          <table:table-cell table:style-name="ce20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7_SOC_002</text:p>
          </table:table-cell>
          <table:table-cell table:style-name="ce20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4" office:value-type="string">
            <text:p>Step 9: Check Space Navigation</text:p>
          </table:table-cell>
          <table:table-cell table:style-name="ce214" office:value-type="string">
            <text:p>- Select <text:span text:style-name="T2">Navigation </text:span><text:span text:style-name="T2">d'espace</text:span> tab</text:p>
          </table:table-cell>
          <table:table-cell table:style-name="ce214" office:value-type="string">
            <text:p>- Space Navigation page is well translated in French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9"/>
          <table:table-cell table:style-name="ce174" office:value-type="string">
            <text:p>thao.pham</text:p>
          </table:table-cell>
          <table:table-cell table:style-name="ce174" table:number-columns-repeated="7"/>
          <table:table-cell table:style-name="ce194" table:number-columns-repeated="1005"/>
        </table:table-row>
        <table:table-row table:style-name="ro1" table:number-rows-repeated="10">
          <table:table-cell table:style-name="ce78" table:number-columns-repeated="10"/>
          <table:table-cell table:style-name="ce215"/>
          <table:table-cell table:style-name="ce78" table:number-columns-repeated="1013"/>
        </table:table-row>
        <table:table-row table:style-name="ro1" table:number-rows-repeated="11">
          <table:table-cell table:style-name="ce78"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8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5"/>
          <table:table-cell table:style-name="ce203" office:value-type="string">
            <text:p>TEST CASES</text:p>
          </table:table-cell>
          <table:table-cell table:style-name="ce207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172"/>
          <table:table-cell table:style-name="ce195"/>
          <table:table-cell table:style-name="ce176" office:value-type="string">
            <text:p>Passed</text:p>
          </table:table-cell>
          <table:table-cell table:style-name="ce176" table:formula="of:=COUNTIF([.M$7:.M$922];[.$L1])" office:value-type="float" office:value="0">
            <text:p>0</text:p>
          </table:table-cell>
          <table:table-cell table:style-name="ce176" table:formula="of:=COUNTIF([.N$7:.N$922];[.$L1])" office:value-type="float" office:value="0">
            <text:p>0</text:p>
          </table:table-cell>
          <table:table-cell table:style-name="ce176" table:formula="of:=COUNTIF([.O$7:.O$922];[.$L1])" office:value-type="float" office:value="0">
            <text:p>0</text:p>
          </table:table-cell>
          <table:table-cell table:style-name="ce176" table:formula="of:=COUNTIF([.P$7:.P$922];[.$L1])" office:value-type="float" office:value="0">
            <text:p>0</text:p>
          </table:table-cell>
          <table:table-cell table:style-name="ce176" table:formula="of:=COUNTIF([.Q$7:.Q$922];[.$L1])" office:value-type="float" office:value="0">
            <text:p>0</text:p>
          </table:table-cell>
          <table:table-cell table:style-name="ce176" table:formula="of:=COUNTIF([.R$7:.R$922];[.$L1])" office:value-type="float" office:value="0">
            <text:p>0</text:p>
          </table:table-cell>
          <table:table-cell table:style-name="ce176" table:formula="of:=COUNTIF([.S$7:.S$922];[.$L1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204"/>
          <table:table-cell table:style-name="ce208"/>
          <table:table-cell table:style-name="ce211" table:number-columns-repeated="2"/>
          <table:table-cell table:style-name="ce194"/>
          <table:table-cell table:style-name="ce122" table:number-columns-repeated="3"/>
          <table:table-cell table:style-name="ce78"/>
          <table:table-cell table:style-name="ce195"/>
          <table:table-cell table:style-name="ce176" office:value-type="string">
            <text:p>Failed</text:p>
          </table:table-cell>
          <table:table-cell table:style-name="ce176" table:formula="of:=COUNTIF([.M$7:.M$922];[.$L2])" office:value-type="float" office:value="0">
            <text:p>0</text:p>
          </table:table-cell>
          <table:table-cell table:style-name="ce176" table:formula="of:=COUNTIF([.N$7:.N$922];[.$L2])" office:value-type="float" office:value="0">
            <text:p>0</text:p>
          </table:table-cell>
          <table:table-cell table:style-name="ce176" table:formula="of:=COUNTIF([.O$7:.O$922];[.$L2])" office:value-type="float" office:value="0">
            <text:p>0</text:p>
          </table:table-cell>
          <table:table-cell table:style-name="ce176" table:formula="of:=COUNTIF([.P$7:.P$922];[.$L2])" office:value-type="float" office:value="0">
            <text:p>0</text:p>
          </table:table-cell>
          <table:table-cell table:style-name="ce176" table:formula="of:=COUNTIF([.Q$7:.Q$922];[.$L2])" office:value-type="float" office:value="0">
            <text:p>0</text:p>
          </table:table-cell>
          <table:table-cell table:style-name="ce176" table:formula="of:=COUNTIF([.R$7:.R$922];[.$L2])" office:value-type="float" office:value="0">
            <text:p>0</text:p>
          </table:table-cell>
          <table:table-cell table:style-name="ce176" table:formula="of:=COUNTIF([.S$7:.S$922];[.$L2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2">
          <table:table-cell table:style-name="ce185"/>
          <table:table-cell table:style-name="ce205" office:value-type="string">
            <text:p>Function List:</text:p>
          </table:table-cell>
          <table:table-cell table:style-name="ce209" office:value-type="string" table:number-columns-spanned="3" table:number-rows-spanned="1">
            <text:p>Bugs on SOC 1.1.8 for regression test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6" office:value-type="string">
            <text:p>Blocked</text:p>
          </table:table-cell>
          <table:table-cell table:style-name="ce176" table:formula="of:=COUNTIF([.M$7:.M$922];[.$L3])" office:value-type="float" office:value="0">
            <text:p>0</text:p>
          </table:table-cell>
          <table:table-cell table:style-name="ce176" table:formula="of:=COUNTIF([.N$7:.N$922];[.$L3])" office:value-type="float" office:value="0">
            <text:p>0</text:p>
          </table:table-cell>
          <table:table-cell table:style-name="ce176" table:formula="of:=COUNTIF([.O$7:.O$922];[.$L3])" office:value-type="float" office:value="0">
            <text:p>0</text:p>
          </table:table-cell>
          <table:table-cell table:style-name="ce176" table:formula="of:=COUNTIF([.P$7:.P$922];[.$L3])" office:value-type="float" office:value="0">
            <text:p>0</text:p>
          </table:table-cell>
          <table:table-cell table:style-name="ce176" table:formula="of:=COUNTIF([.Q$7:.Q$922];[.$L3])" office:value-type="float" office:value="0">
            <text:p>0</text:p>
          </table:table-cell>
          <table:table-cell table:style-name="ce176" table:formula="of:=COUNTIF([.R$7:.R$922];[.$L3])" office:value-type="float" office:value="0">
            <text:p>0</text:p>
          </table:table-cell>
          <table:table-cell table:style-name="ce176" table:formula="of:=COUNTIF([.S$7:.S$922];[.$L3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206" office:value-type="string">
            <text:p>Total Main Cases:</text:p>
          </table:table-cell>
          <table:table-cell table:style-name="ce210" table:formula="of:=MAX([.A7:.A905])" office:value-type="float" office:value="3" table:number-columns-spanned="3" table:number-rows-spanned="1">
            <text:p>3</text:p>
          </table:table-cell>
          <table:covered-table-cell table:style-name="ce212"/>
          <table:covered-table-cell table:style-name="ce213"/>
          <table:table-cell table:style-name="ce194"/>
          <table:table-cell table:style-name="ce170"/>
          <table:table-cell table:style-name="ce171" table:number-columns-repeated="2"/>
          <table:table-cell table:style-name="ce78"/>
          <table:table-cell table:style-name="ce196"/>
          <table:table-cell table:style-name="ce177" office:value-type="string">
            <text:p>Untested</text:p>
          </table:table-cell>
          <table:table-cell table:style-name="ce176" table:formula="of:=COUNTIF([.M$7:.M$922];[.$L4])" office:value-type="float" office:value="0">
            <text:p>0</text:p>
          </table:table-cell>
          <table:table-cell table:style-name="ce176" table:formula="of:=COUNTIF([.N$7:.N$922];[.$L4])" office:value-type="float" office:value="0">
            <text:p>0</text:p>
          </table:table-cell>
          <table:table-cell table:style-name="ce176" table:formula="of:=COUNTIF([.O$7:.O$922];[.$L4])" office:value-type="float" office:value="0">
            <text:p>0</text:p>
          </table:table-cell>
          <table:table-cell table:style-name="ce176" table:formula="of:=COUNTIF([.P$7:.P$922];[.$L4])" office:value-type="float" office:value="0">
            <text:p>0</text:p>
          </table:table-cell>
          <table:table-cell table:style-name="ce176" table:formula="of:=COUNTIF([.Q$7:.Q$922];[.$L4])" office:value-type="float" office:value="0">
            <text:p>0</text:p>
          </table:table-cell>
          <table:table-cell table:style-name="ce176" table:formula="of:=COUNTIF([.R$7:.R$922];[.$L4])" office:value-type="float" office:value="0">
            <text:p>0</text:p>
          </table:table-cell>
          <table:table-cell table:style-name="ce176" table:formula="of:=COUNTIF([.S$7:.S$922];[.$L4])" office:value-type="float" office:value="0">
            <text:p>0</text:p>
          </table:table-cell>
          <table:table-cell table:style-name="ce172" table:number-columns-repeated="211"/>
          <table:table-cell table:number-columns-repeated="26"/>
        </table:table-row>
        <table:table-row table:style-name="ro1">
          <table:table-cell table:style-name="ce185"/>
          <table:table-cell table:style-name="ce189"/>
          <table:table-cell table:style-name="ce185"/>
          <table:table-cell table:style-name="ce192" table:number-columns-repeated="2"/>
          <table:table-cell table:style-name="ce192" office:value-type="string">
            <text:p><text:s/></text:p>
          </table:table-cell>
          <table:table-cell table:style-name="ce192" table:number-columns-repeated="3"/>
          <table:table-cell table:style-name="ce78"/>
          <table:table-cell table:style-name="ce197"/>
          <table:table-cell table:style-name="ce177" office:value-type="string">
            <text:p>N/A</text:p>
          </table:table-cell>
          <table:table-cell table:style-name="ce176" table:formula="of:=COUNTIF([.M$7:.M$922];[.$L5])" office:value-type="float" office:value="0">
            <text:p>0</text:p>
          </table:table-cell>
          <table:table-cell table:style-name="ce176" table:formula="of:=COUNTIF([.N$7:.N$922];[.$L5])" office:value-type="float" office:value="0">
            <text:p>0</text:p>
          </table:table-cell>
          <table:table-cell table:style-name="ce176" table:formula="of:=COUNTIF([.O$7:.O$922];[.$L5])" office:value-type="float" office:value="0">
            <text:p>0</text:p>
          </table:table-cell>
          <table:table-cell table:style-name="ce176" table:formula="of:=COUNTIF([.P$7:.P$922];[.$L5])" office:value-type="float" office:value="0">
            <text:p>0</text:p>
          </table:table-cell>
          <table:table-cell table:style-name="ce176" table:formula="of:=COUNTIF([.Q$7:.Q$922];[.$L5])" office:value-type="float" office:value="0">
            <text:p>0</text:p>
          </table:table-cell>
          <table:table-cell table:style-name="ce176" table:formula="of:=COUNTIF([.R$7:.R$922];[.$L5])" office:value-type="float" office:value="0">
            <text:p>0</text:p>
          </table:table-cell>
          <table:table-cell table:style-name="ce176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17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117" office:value-type="string">
            <text:p>Tester</text:p>
          </table:table-cell>
          <table:table-cell table:style-name="ce179" office:value-type="string">
            <text:p>IE7</text:p>
          </table:table-cell>
          <table:table-cell table:style-name="ce179" office:value-type="string">
            <text:p>FireFox3.5</text:p>
          </table:table-cell>
          <table:table-cell table:style-name="ce179" office:value-type="string">
            <text:p>Comment/Bug</text:p>
          </table:table-cell>
          <table:table-cell table:style-name="ce179" table:number-columns-repeated="4"/>
          <table:table-cell table:style-name="ce201" table:number-columns-repeated="211"/>
          <table:table-cell table:style-name="ce185" table:number-columns-repeated="26"/>
        </table:table-row>
        <table:table-row table:style-name="ro9">
          <table:table-cell table:style-name="ce186" office:value-type="float" office:value="1">
            <text:p>001</text:p>
          </table:table-cell>
          <table:table-cell table:style-name="ce217" office:value-type="string">
            <text:p>REG_PLF308_SOC_001</text:p>
          </table:table-cell>
          <table:table-cell table:style-name="ce191" office:value-type="float" office:value="1">
            <text:p>001</text:p>
          </table:table-cell>
          <table:table-cell table:style-name="ce193" table:formula="of:=[.B7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168" office:value-type="string">
            <text:p>Step 1: Add new space</text:p>
          </table:table-cell>
          <table:table-cell table:style-name="ce168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2018</text:p>
            <text:p>CCP-1063</text:p>
            <text:p><text:span text:style-name="T4"/></text:p>
          </table:table-cell>
          <table:table-cell table:style-name="ce199" office:value-type="string">
            <text:p>Click on "View document" in a space redirects you to the space's home page</text:p>
          </table:table-cell>
          <table:table-cell table:style-name="ce216" table:number-columns-repeated="8"/>
          <table:table-cell table:number-columns-repeated="237"/>
        </table:table-row>
        <table:table-row table:style-name="ro9">
          <table:table-cell table:style-name="ce2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8" office:value-type="string">
            <text:p>REG_PLF308_SOC_001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214" office:value-type="string">
            <text:p>Step 2: Upload a document </text:p>
          </table:table-cell>
          <table:table-cell table:style-name="ce214" office:value-type="string">
            <text:p>- Go to documents page in a space</text:p>
            <text:p>- Click upload icon and upload a document</text:p>
          </table:table-cell>
          <table:table-cell table:style-name="ce214" office:value-type="string">
            <text:p>- Upload document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7">
          <table:table-cell table:style-name="ce2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8" office:value-type="string">
            <text:p>REG_PLF308_SOC_001</text:p>
          </table:table-cell>
          <table:table-cell table:style-name="ce20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8_SOC_001">
            <text:p>REG_PLF308_SOC_001</text:p>
          </table:table-cell>
          <table:table-cell table:style-name="ce136" office:value-type="string">
            <text:p>Check View doc on a space </text:p>
          </table:table-cell>
          <table:table-cell table:style-name="ce214" office:value-type="string">
            <text:p>Step 3: View Document</text:p>
          </table:table-cell>
          <table:table-cell table:style-name="ce214" office:value-type="string">
            <text:p>- Right on document and and choose "View document"</text:p>
          </table:table-cell>
          <table:table-cell table:style-name="ce214" office:value-type="string">
            <text:p>- The content of document is displayed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6">
          <table:table-cell table:style-name="ce2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9" office:value-type="string">
            <text:p>REG_PLF308_SOC_002</text:p>
          </table:table-cell>
          <table:table-cell table:style-name="ce202" office:value-type="float" office:value="1">
            <text:p>001</text:p>
          </table:table-cell>
          <table:table-cell table:style-name="ce220" table:formula="of:=[.B10]" office:value-type="string" office:string-value="REG_PLF308_SOC_002">
            <text:p>REG_PLF308_SOC_002</text:p>
          </table:table-cell>
          <table:table-cell table:style-name="ce222" office:value-type="string">
            <text:p>Check invite member whose name contains "-" to a private space</text:p>
          </table:table-cell>
          <table:table-cell table:style-name="ce214" office:value-type="string">
            <text:p>Step 1: Add new user</text:p>
          </table:table-cell>
          <table:table-cell table:style-name="ce168" office:value-type="string">
            <text:p>- Login by root</text:p>
            <text:p>- Go to add new user</text:p>
            <text:p>- Add user with name: “dupont-p”</text:p>
          </table:table-cell>
          <table:table-cell table:style-name="ce168" office:value-type="string">
            <text:p>- New user is added successfully</text:p>
          </table:table-cell>
          <table:table-cell table:style-name="ce168" office:value-type="string">
            <text:p>High</text:p>
          </table:table-cell>
          <table:table-cell table:style-name="ce134" office:value-type="string">
            <text:p>SOC-2239</text:p>
            <text:p>CCP-1140</text:p>
            <text:p><text:span text:style-name="T4"/></text:p>
          </table:table-cell>
          <table:table-cell table:style-name="ce199" office:value-type="string">
            <text:p>can't invite member whose name contains "-" to a private space</text:p>
          </table:table-cell>
          <table:table-cell table:style-name="ce174" table:number-columns-repeated="8"/>
          <table:table-cell table:style-name="ce194" table:number-columns-repeated="237"/>
        </table:table-row>
        <table:table-row table:style-name="ro20">
          <table:table-cell table:style-name="ce2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8" office:value-type="string">
            <text:p>REG_PLF308_SOC_002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8_SOC_002">
            <text:p>REG_PLF308_SOC_002</text:p>
          </table:table-cell>
          <table:table-cell table:style-name="ce168" office:value-type="string">
            <text:p>Check invite member whose name contains "-" to a private space</text:p>
          </table:table-cell>
          <table:table-cell table:style-name="ce223" office:value-type="string">
            <text:p>Step 2: Add new space private with name “test 2”</text:p>
          </table:table-cell>
          <table:table-cell table:style-name="ce223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20">
          <table:table-cell table:style-name="ce2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8" office:value-type="string">
            <text:p>REG_PLF308_SOC_002</text:p>
          </table:table-cell>
          <table:table-cell table:style-name="ce20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1" table:formula="of:=[.B12]" office:value-type="string" office:string-value="REG_PLF308_SOC_002">
            <text:p>REG_PLF308_SOC_002</text:p>
          </table:table-cell>
          <table:table-cell table:style-name="ce168" office:value-type="string">
            <text:p>Check invite member whose name contains "-" to a private space</text:p>
          </table:table-cell>
          <table:table-cell table:style-name="ce214" office:value-type="string">
            <text:p>Step 3: Invite new user into space</text:p>
          </table:table-cell>
          <table:table-cell table:style-name="ce168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68" office:value-type="string">
            <text:p>- New user is added successfully</text:p>
          </table:table-cell>
          <table:table-cell table:style-name="ce168" office:value-type="string">
            <text:p>High</text:p>
          </table:table-cell>
          <table:table-cell table:style-name="ce134"/>
          <table:table-cell table:style-name="ce199"/>
          <table:table-cell table:style-name="ce174" office:value-type="string">
            <text:p><text:s/></text:p>
          </table:table-cell>
          <table:table-cell table:style-name="ce174" table:number-columns-repeated="7"/>
          <table:table-cell table:style-name="ce194" table:number-columns-repeated="237"/>
        </table:table-row>
        <table:table-row table:style-name="ro9">
          <table:table-cell table:style-name="ce202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9" office:value-type="string">
            <text:p>REG_PLF308_SOC_003</text:p>
          </table:table-cell>
          <table:table-cell table:style-name="ce202" office:value-type="float" office:value="1">
            <text:p>001</text:p>
          </table:table-cell>
          <table:table-cell table:style-name="ce134" table:formula="of:=[.B13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168" office:value-type="string">
            <text:p>Step 1: Add new space</text:p>
          </table:table-cell>
          <table:table-cell table:style-name="ce168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8" office:value-type="string">
            <text:p>- Add new space successfully</text:p>
          </table:table-cell>
          <table:table-cell table:style-name="ce168" office:value-type="string">
            <text:p>Medium</text:p>
          </table:table-cell>
          <table:table-cell table:style-name="ce134" office:value-type="string">
            <text:p>SOC-2350</text:p>
            <text:p>CCP-1169</text:p>
            <text:p><text:span text:style-name="T4"/></text:p>
          </table:table-cell>
          <table:table-cell table:style-name="ce199" office:value-type="string">
            <text:p>Error when sharing an activity within an empty activity stream</text:p>
          </table:table-cell>
          <table:table-cell table:style-name="ce174" table:number-columns-repeated="8"/>
          <table:table-cell table:style-name="ce194" table:number-columns-repeated="237"/>
        </table:table-row>
        <table:table-row table:style-name="ro14">
          <table:table-cell table:style-name="ce202"/>
          <table:table-cell table:style-name="ce219" office:value-type="string">
            <text:p>REG_PLF308_SOC_003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214" office:value-type="string">
            <text:p>Step 2: Delete all the messages in the activity stream</text:p>
          </table:table-cell>
          <table:table-cell table:style-name="ce168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68" office:value-type="string">
            <text:p>The following text is shown under the activitystream "Not any updates posted yet."</text:p>
          </table:table-cell>
          <table:table-cell table:style-name="ce168" office:value-type="string">
            <text:p>Medium</text:p>
          </table:table-cell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2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/>
          <table:table-cell table:style-name="ce168" table:number-columns-repeated="3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/>
          <table:table-cell table:style-name="ce168"/>
          <table:table-cell table:style-name="ce214"/>
          <table:table-cell table:style-name="ce168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3">
          <table:table-cell table:style-name="ce202"/>
          <table:table-cell table:style-name="ce218"/>
          <table:table-cell table:style-name="ce202"/>
          <table:table-cell table:style-name="ce134"/>
          <table:table-cell table:style-name="ce168"/>
          <table:table-cell table:style-name="ce214" table:number-columns-repeated="3"/>
          <table:table-cell table:style-name="ce168"/>
          <table:table-cell table:style-name="ce134"/>
          <table:table-cell table:style-name="ce199"/>
          <table:table-cell table:style-name="ce174" table:number-columns-repeated="8"/>
          <table:table-cell table:style-name="ce194" table:number-columns-repeated="237"/>
        </table:table-row>
        <table:table-row table:style-name="ro1" table:number-rows-repeated="10">
          <table:table-cell table:style-name="ce78" table:number-columns-repeated="10"/>
          <table:table-cell table:style-name="ce215"/>
          <table:table-cell table:style-name="ce78" table:number-columns-repeated="245"/>
        </table:table-row>
        <table:table-row table:style-name="ro1" table:number-rows-repeated="11">
          <table:table-cell table:style-name="ce78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6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4-11T16:20:57</dc:date>
    <meta:print-date>2008-06-17T00:45:47</meta:print-date>
    <dc:language>en-US</dc:language>
    <meta:editing-cycles>1001</meta:editing-cycles>
    <meta:editing-duration>P15DT19H28M1S</meta:editing-duration>
    <meta:document-statistic meta:table-count="8" meta:cell-count="1228" meta:object-count="1"/>
    <meta:user-defined meta:name="Info 1"/>
    <meta:user-defined meta:name="Info 2"/>
    <meta:user-defined meta:name="Info 3"/>
    <meta:user-defined meta:name="Info 4"/>
  </office:meta>
</office:document-meta>
</file>